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ailboxManager.configureDefaul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efaultMailboxManager.DefaultMailboxManager( UserManager userManager , FileSystem fileSystem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MailboxManager.tableExistsCaseSensitive( DatabaseMetaData dbMetaData , String tab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MailboxManager.configure( org . apache . avalon . framework . configuration . Configuration con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MailboxManager.tableExists( DatabaseMetaData dbMetaData , String tab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MailboxManager.initializ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46">
            <text:p text:style-name="Table_20_Contents">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